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cm" fo:min-width="1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0.64cm" fo:min-width="1.25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cm" fo:min-width="1.25cm"/>
    </style:style>
    <style:style style:name="gr9" style:family="graphic" style:parent-style-name="standard">
      <style:graphic-properties draw:fill="solid" draw:fill-color="#ffffcc" draw:textarea-horizontal-align="center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cm" fo:min-width="1.25cm"/>
    </style:style>
    <style:style style:name="gr11" style:family="graphic" style:parent-style-name="standard">
      <style:graphic-properties draw:fill="solid" draw:fill-color="#ffcc99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 style:list-style-name="L1">
      <style:graphic-properties draw:stroke="none" svg:stroke-color="#000000" draw:fill="solid" draw:fill-color="#ffffff" draw:fill-gradient-name="Gradient_20_1" draw:opacity="80%" draw:textarea-horizontal-align="left" draw:textarea-vertical-align="middle" draw:auto-grow-height="true" draw:auto-grow-width="false" fo:min-height="0.64cm" fo:min-width="1.25cm" draw:shadow-opacity="80%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cm" fo:min-width="1.25cm"/>
    </style:style>
    <style:style style:name="gr15" style:family="graphic" style:parent-style-name="standard">
      <style:graphic-properties draw:fill="solid" draw:fill-color="#00dcff" draw:textarea-horizontal-align="center" draw:textarea-vertical-align="middle"/>
    </style:style>
    <style:style style:name="gr16" style:family="graphic" style:parent-style-name="standard">
      <style:graphic-properties draw:fill="solid" draw:fill-color="#47b8b8" draw:textarea-horizontal-align="center" draw:textarea-vertical-align="middle"/>
    </style:style>
    <style:style style:name="gr17" style:family="graphic" style:parent-style-name="standard" style:list-style-name="L1">
      <style:graphic-properties draw:stroke="none" svg:stroke-color="#000000" draw:fill="solid" draw:fill-color="#ffffff" draw:fill-gradient-name="Gradient_20_1" draw:opacity="80%" draw:textarea-horizontal-align="left" draw:textarea-vertical-align="middle" draw:auto-grow-height="true" draw:auto-grow-width="false" fo:min-height="0.64cm" fo:min-width="1.25cm" draw:shadow-opacity="8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'Trebuchet MS'" style:font-family-generic="swiss" style:font-pitch="variable" fo:font-size="10pt" fo:font-style="italic"/>
    </style:style>
    <style:style style:name="P5" style:family="paragraph">
      <style:paragraph-properties fo:margin-left="0cm" fo:margin-right="0cm" fo:margin-top="0.1cm" fo:margin-bottom="0.1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size="10pt"/>
    </style:style>
    <style:style style:name="T2" style:family="text">
      <style:text-properties fo:font-family="'Trebuchet MS'" style:font-family-generic="swiss" style:font-pitch="variable" fo:font-size="10pt" fo:font-style="italic"/>
    </style:style>
    <style:style style:name="T3" style:family="text">
      <style:text-properties fo:font-size="9pt"/>
    </style:style>
    <style:style style:name="T4" style:family="text">
      <style:text-properties fo:font-family="Arial" style:font-style-name="Normal" style:font-family-generic="swiss" style:font-pitch="variable" fo:font-size="9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5" style:family="text">
      <style:text-properties fo:font-family="Arial" style:font-family-generic="roman" style:font-pitch="variable" fo:font-size="9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" style:family="text">
      <style:text-properties fo:font-family="Arial" style:font-family-generic="roman" style:font-pitch="variable" fo:font-size="9pt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0.25cm" svg:y1="0.25cm" svg:x2="15.75cm" svg:y2="0.25cm">
          <text:p text:style-name="P3"/>
        </draw:line>
        <draw:line draw:style-name="gr2" draw:text-style-name="P1" draw:layer="layout" svg:x1="2.75cm" svg:y1="1.5cm" svg:x2="15.75cm" svg:y2="1.5cm">
          <text:p text:style-name="P3"/>
        </draw:line>
        <draw:line draw:style-name="gr2" draw:text-style-name="P1" draw:layer="layout" svg:x1="2.5cm" svg:y1="0.75cm" svg:x2="2.5cm" svg:y2="2.25cm">
          <text:p text:style-name="P3"/>
        </draw:line>
        <draw:frame draw:style-name="gr3" draw:text-style-name="P2" draw:layer="layout" svg:width="2.5cm" svg:height="1.25cm" svg:x="0cm" svg:y="0.75cm">
          <draw:text-box>
            <text:p text:style-name="P2"><text:span text:style-name="T1">Analog</text:span></text:p>
            <text:p text:style-name="P2"><text:span text:style-name="T1">acquisition</text:span></text:p>
          </draw:text-box>
        </draw:frame>
        <draw:frame draw:style-name="gr4" draw:text-style-name="P4" draw:layer="layout" svg:width="1.294cm" svg:height="0.696cm" svg:x="7.265cm" svg:y="0.25cm">
          <draw:text-box>
            <text:p text:style-name="P3"><text:span text:style-name="T2">Time</text:span></text:p>
          </draw:text-box>
        </draw:frame>
        <draw:path draw:style-name="gr5" draw:text-style-name="P1" draw:layer="layout" svg:width="2.5cm" svg:height="1.088cm" svg:x="2.5cm" svg:y="0.941cm" svg:viewBox="0 0 2501 1089" svg:d="m0 559c0-471 500-471 500 0 0 0 0 500 250 500 250 0 250-500 250-500 0 0 0-500 250-500 250 0 250 500 250 500 0 0 2 529 250 529 250 0 250-29 250-529 0-500 500-969 500 29">
          <text:p text:style-name="P3"/>
        </draw:path>
        <draw:path draw:style-name="gr5" draw:text-style-name="P1" draw:layer="layout" svg:width="2.5cm" svg:height="1.088cm" draw:transform="rotate (3.1415926535892) translate (7.5cm 2.088cm)" svg:viewBox="0 0 2501 1089" svg:d="m0 559c0-471 500-471 500 0 0 0 0 500 250 500 250 0 250-500 250-500 0 0 0-500 250-500 250 0 250 500 250 500 0 0 2 529 250 529 250 0 250-29 250-529 0-500 500-969 500 29">
          <text:p text:style-name="P3"/>
        </draw:path>
        <draw:line draw:style-name="gr2" draw:text-style-name="P1" draw:layer="layout" svg:x1="2.5cm" svg:y1="4.5cm" svg:x2="15.75cm" svg:y2="4.5cm">
          <text:p text:style-name="P3"/>
        </draw:line>
        <draw:line draw:style-name="gr2" draw:text-style-name="P1" draw:layer="layout" svg:x1="2.5cm" svg:y1="3.75cm" svg:x2="2.5cm" svg:y2="4.5cm">
          <text:p text:style-name="P3"/>
        </draw:line>
        <draw:polyline draw:style-name="gr6" draw:text-style-name="P1" draw:layer="layout" svg:width="1.5cm" svg:height="1.5cm" svg:x="2.5cm" svg:y="2.25cm" svg:viewBox="0 0 1501 1501" draw:points="500,0 500,750 0,750 750,1500 1500,750 1000,750 1000,0">
          <text:p text:style-name="P3"/>
        </draw:polyline>
        <draw:path draw:style-name="gr5" draw:text-style-name="P1" draw:layer="layout" svg:width="2.5cm" svg:height="1.088cm" svg:x="7.5cm" svg:y="1cm" svg:viewBox="0 0 2501 1089" svg:d="m0 559c0-471 500-471 500 0 0 0 0 500 250 500 250 0 250-500 250-500 0 0 0-500 250-500 250 0 250 500 250 500 0 0 2 529 250 529 250 0 250-29 250-529 0-500 500-969 500 29">
          <text:p text:style-name="P3"/>
        </draw:path>
        <draw:path draw:style-name="gr5" draw:text-style-name="P1" draw:layer="layout" svg:width="2.5cm" svg:height="1.088cm" draw:transform="rotate (3.1415926535892) translate (12.5cm 2.147cm)" svg:viewBox="0 0 2501 1089" svg:d="m0 559c0-471 500-471 500 0 0 0 0 500 250 500 250 0 250-500 250-500 0 0 0-500 250-500 250 0 250 500 250 500 0 0 2 529 250 529 250 0 250-29 250-529 0-500 500-969 500 29">
          <text:p text:style-name="P3"/>
        </draw:path>
        <draw:path draw:style-name="gr5" draw:text-style-name="P1" draw:layer="layout" svg:width="2.5cm" svg:height="1.088cm" svg:x="12.5cm" svg:y="1cm" svg:viewBox="0 0 2501 1089" svg:d="m0 559c0-471 500-471 500 0 0 0 0 500 250 500 250 0 250-500 250-500 0 0 0-500 250-500 250 0 250 500 250 500 0 0 2 529 250 529 250 0 250-29 250-529 0-500 500-969 500 29">
          <text:p text:style-name="P3"/>
        </draw:path>
        <draw:frame draw:style-name="gr7" draw:text-style-name="P5" draw:layer="layout" svg:width="11.75cm" svg:height="1.507cm" svg:x="4cm" svg:y="2.187cm">
          <draw:text-box>
            <text:p text:style-name="P5"><text:span text:style-name="T3">Sampling at 25.4 kHz/channel, around 40 </text:span><text:span text:style-name="T4">µ</text:span><text:span text:style-name="T5">s between samples</text:span></text:p>
            <text:p text:style-name="P5"><text:span text:style-name="T5">Packets of 512 bytes on USB2: </text:span><text:span text:style-name="T6">32 samples at </text:span><text:span text:style-name="T5">8 channels x 2 bytes/sample</text:span></text:p>
            <text:p text:style-name="P5"><text:span text:style-name="T3">One packet each 1.28 ms</text:span></text:p>
          </draw:text-box>
        </draw:frame>
        <draw:frame draw:style-name="gr8" draw:text-style-name="P2" draw:layer="layout" svg:width="2.75cm" svg:height="1.25cm" svg:x="0cm" svg:y="3.5cm">
          <draw:text-box>
            <text:p text:style-name="P2"><text:span text:style-name="T1">Bulk packets</text:span></text:p>
            <text:p text:style-name="P2"><text:span text:style-name="T1">on USB2</text:span></text:p>
          </draw:text-box>
        </draw:frame>
        <draw:rect draw:style-name="gr9" draw:text-style-name="P1" draw:layer="layout" svg:width="0.25cm" svg:height="0.5cm" svg:x="3.25cm" svg:y="4cm">
          <text:p text:style-name="P3"/>
        </draw:rect>
        <draw:rect draw:style-name="gr9" draw:text-style-name="P1" draw:layer="layout" svg:width="0.25cm" svg:height="0.5cm" svg:x="4.5cm" svg:y="4cm">
          <text:p text:style-name="P3"/>
        </draw:rect>
        <draw:rect draw:style-name="gr9" draw:text-style-name="P1" draw:layer="layout" svg:width="0.25cm" svg:height="0.5cm" svg:x="5.75cm" svg:y="4cm">
          <text:p text:style-name="P3"/>
        </draw:rect>
        <draw:rect draw:style-name="gr9" draw:text-style-name="P1" draw:layer="layout" svg:width="0.25cm" svg:height="0.5cm" svg:x="7cm" svg:y="4cm">
          <text:p text:style-name="P3"/>
        </draw:rect>
        <draw:rect draw:style-name="gr9" draw:text-style-name="P1" draw:layer="layout" svg:width="0.25cm" svg:height="0.5cm" svg:x="8.25cm" svg:y="4cm">
          <text:p text:style-name="P3"/>
        </draw:rect>
        <draw:rect draw:style-name="gr9" draw:text-style-name="P1" draw:layer="layout" svg:width="0.25cm" svg:height="0.5cm" svg:x="9.5cm" svg:y="4cm">
          <text:p text:style-name="P3"/>
        </draw:rect>
        <draw:rect draw:style-name="gr9" draw:text-style-name="P1" draw:layer="layout" svg:width="0.25cm" svg:height="0.5cm" svg:x="10.75cm" svg:y="4cm">
          <text:p text:style-name="P3"/>
        </draw:rect>
        <draw:rect draw:style-name="gr9" draw:text-style-name="P1" draw:layer="layout" svg:width="0.25cm" svg:height="0.5cm" svg:x="12cm" svg:y="4cm">
          <text:p text:style-name="P3"/>
        </draw:rect>
        <draw:rect draw:style-name="gr9" draw:text-style-name="P1" draw:layer="layout" svg:width="0.25cm" svg:height="0.5cm" svg:x="13.25cm" svg:y="4cm">
          <text:p text:style-name="P3"/>
        </draw:rect>
        <draw:rect draw:style-name="gr9" draw:text-style-name="P1" draw:layer="layout" svg:width="0.25cm" svg:height="0.5cm" svg:x="14.5cm" svg:y="4cm">
          <text:p text:style-name="P3"/>
        </draw:rect>
        <draw:line draw:style-name="gr2" draw:text-style-name="P1" draw:layer="layout" svg:x1="2.5cm" svg:y1="7cm" svg:x2="15.75cm" svg:y2="7cm">
          <text:p text:style-name="P3"/>
        </draw:line>
        <draw:line draw:style-name="gr2" draw:text-style-name="P1" draw:layer="layout" svg:x1="2.5cm" svg:y1="6.25cm" svg:x2="2.5cm" svg:y2="7cm">
          <text:p text:style-name="P3"/>
        </draw:line>
        <draw:frame draw:style-name="gr10" draw:text-style-name="P2" draw:layer="layout" svg:width="2.75cm" svg:height="1.25cm" svg:x="0cm" svg:y="6cm">
          <draw:text-box>
            <text:p text:style-name="P2"><text:span text:style-name="T1">IoControl to</text:span></text:p>
            <text:p text:style-name="P2"><text:span text:style-name="T1">driver on PC</text:span></text:p>
          </draw:text-box>
        </draw:frame>
        <draw:polyline draw:style-name="gr6" draw:text-style-name="P1" draw:layer="layout" svg:width="1.5cm" svg:height="1.5cm" svg:x="2.5cm" svg:y="4.75cm" svg:viewBox="0 0 1501 1501" draw:points="500,0 500,750 0,750 750,1500 1500,750 1000,750 1000,0">
          <text:p text:style-name="P3"/>
        </draw:polyline>
        <draw:rect draw:style-name="gr11" draw:text-style-name="P1" draw:layer="layout" svg:width="0.5cm" svg:height="0.5cm" svg:x="7.25cm" svg:y="6.5cm">
          <text:p text:style-name="P3"/>
        </draw:rect>
        <draw:rect draw:style-name="gr11" draw:text-style-name="P1" draw:layer="layout" svg:width="0.5cm" svg:height="0.5cm" svg:x="12.25cm" svg:y="6.5cm">
          <text:p text:style-name="P3"/>
        </draw:rect>
        <draw:line draw:style-name="gr12" draw:text-style-name="P1" draw:layer="layout" svg:x1="7.25cm" svg:y1="4.5cm" svg:x2="7.25cm" svg:y2="6.5cm">
          <text:p text:style-name="P3"/>
        </draw:line>
        <draw:line draw:style-name="gr12" draw:text-style-name="P1" draw:layer="layout" svg:x1="12.25cm" svg:y1="4.5cm" svg:x2="12.25cm" svg:y2="6.5cm">
          <text:p text:style-name="P3"/>
        </draw:line>
        <draw:line draw:style-name="gr12" draw:text-style-name="P1" draw:layer="layout" svg:x1="3.25cm" svg:y1="4.5cm" svg:x2="7.25cm" svg:y2="7cm">
          <text:p text:style-name="P3"/>
        </draw:line>
        <draw:line draw:style-name="gr12" draw:text-style-name="P1" draw:layer="layout" svg:x1="8.25cm" svg:y1="4.5cm" svg:x2="12.25cm" svg:y2="7cm">
          <text:p text:style-name="P3"/>
        </draw:line>
        <draw:frame draw:style-name="gr13" draw:text-style-name="P5" draw:layer="layout" svg:width="11.75cm" svg:height="1.507cm" svg:x="4cm" svg:y="4.861cm">
          <draw:text-box>
            <text:p text:style-name="P5"><text:span text:style-name="T3">IoControl of bulk read, 8 kB/ioControl, concatenation of 16 packets from USB2</text:span></text:p>
            <text:p text:style-name="P5"><text:span text:style-name="T3">512 samples at 8 channels x 2 bytes/sample</text:span></text:p>
            <text:p text:style-name="P5"><text:span text:style-name="T3">One ioControl each 20.48 ms</text:span></text:p>
          </draw:text-box>
        </draw:frame>
        <draw:line draw:style-name="gr2" draw:text-style-name="P1" draw:layer="layout" svg:x1="2.5cm" svg:y1="9.25cm" svg:x2="15.75cm" svg:y2="9.25cm">
          <text:p text:style-name="P3"/>
        </draw:line>
        <draw:line draw:style-name="gr2" draw:text-style-name="P1" draw:layer="layout" svg:x1="2.5cm" svg:y1="8.5cm" svg:x2="2.5cm" svg:y2="9.25cm">
          <text:p text:style-name="P3"/>
        </draw:line>
        <draw:frame draw:style-name="gr14" draw:text-style-name="P2" draw:layer="layout" svg:width="2.75cm" svg:height="1.418cm" svg:x="0cm" svg:y="8.166cm">
          <draw:text-box>
            <text:p text:style-name="P2"><text:span text:style-name="T1">Signal processing plugins</text:span></text:p>
          </draw:text-box>
        </draw:frame>
        <draw:polyline draw:style-name="gr6" draw:text-style-name="P1" draw:layer="layout" svg:width="1.5cm" svg:height="1.5cm" svg:x="2.5cm" svg:y="7.25cm" svg:viewBox="0 0 1501 1501" draw:points="500,0 500,750 0,750 750,1500 1500,750 1000,750 1000,0">
          <text:p text:style-name="P3"/>
        </draw:polyline>
        <draw:rect draw:style-name="gr2" draw:text-style-name="P1" draw:layer="layout" svg:width="0.5cm" svg:height="0.5cm" svg:x="8.25cm" svg:y="8.75cm">
          <text:p text:style-name="P3"/>
        </draw:rect>
        <draw:rect draw:style-name="gr15" draw:text-style-name="P1" draw:layer="layout" svg:width="0.5cm" svg:height="0.5cm" svg:x="8.75cm" svg:y="8.75cm">
          <text:p text:style-name="P3"/>
        </draw:rect>
        <draw:rect draw:style-name="gr16" draw:text-style-name="P1" draw:layer="layout" svg:width="0.5cm" svg:height="0.5cm" svg:x="9.25cm" svg:y="8.75cm">
          <text:p text:style-name="P3"/>
        </draw:rect>
        <draw:rect draw:style-name="gr2" draw:text-style-name="P1" draw:layer="layout" svg:width="0.5cm" svg:height="0.5cm" svg:x="13.25cm" svg:y="8.75cm">
          <text:p text:style-name="P3"/>
        </draw:rect>
        <draw:rect draw:style-name="gr15" draw:text-style-name="P1" draw:layer="layout" svg:width="0.5cm" svg:height="0.5cm" svg:x="13.75cm" svg:y="8.75cm">
          <text:p text:style-name="P3"/>
        </draw:rect>
        <draw:rect draw:style-name="gr16" draw:text-style-name="P1" draw:layer="layout" svg:width="0.5cm" svg:height="0.5cm" svg:x="14.25cm" svg:y="8.75cm">
          <text:p text:style-name="P3"/>
        </draw:rect>
        <draw:line draw:style-name="gr12" draw:text-style-name="P1" draw:layer="layout" svg:x1="7.75cm" svg:y1="7cm" svg:x2="8.25cm" svg:y2="8.75cm">
          <text:p text:style-name="P3"/>
        </draw:line>
        <draw:line draw:style-name="gr12" draw:text-style-name="P1" draw:layer="layout" svg:x1="12.75cm" svg:y1="7cm" svg:x2="13.25cm" svg:y2="8.75cm">
          <text:p text:style-name="P3"/>
        </draw:line>
        <draw:frame draw:style-name="gr17" draw:text-style-name="P5" draw:layer="layout" svg:width="11.75cm" svg:height="1.507cm" svg:x="4cm" svg:y="7.25cm">
          <draw:text-box>
            <text:p text:style-name="P5"><text:span text:style-name="T3">Sign extension and channel deinterlacing applied on incoming data</text:span></text:p>
            <text:p text:style-name="P5"><text:span text:style-name="T3">Then signal processing plugins called one after the other on the same data</text:span></text:p>
            <text:p text:style-name="P5"><text:span text:style-name="T3">Each plugin called each 20.48 m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16cm" fo:page-height="10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18T15:16:15</meta:creation-date>
    <dc:date>2006-04-18T16:11:59</dc:date>
    <dc:language>fr-FR</dc:language>
    <meta:editing-cycles>23</meta:editing-cycles>
    <meta:editing-duration>PT40M3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